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3pt" fo:font-weight="bold" officeooo:rsid="005815e7" officeooo:paragraph-rsid="005815e7" style:font-size-asian="13pt" style:font-weight-asian="bold" style:font-size-complex="13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font-name="Liberation Serif" fo:font-size="12pt" fo:font-weight="bold" officeooo:rsid="001d0a89" officeooo:paragraph-rsid="005e5b67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officeooo:rsid="00be6ee3" officeooo:paragraph-rsid="00be6ee3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bold" officeooo:rsid="00be6ee3" officeooo:paragraph-rsid="00dd20f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fo:font-weight="bold" officeooo:rsid="00be6ee3" officeooo:paragraph-rsid="00c54dda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fo:font-weight="bold" officeooo:rsid="00be6ee3" officeooo:paragraph-rsid="00f8445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bold" officeooo:rsid="00c06dce" officeooo:paragraph-rsid="00c416b6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bold" officeooo:rsid="00c06dce" officeooo:paragraph-rsid="00d2de75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bold" officeooo:rsid="00c06dce" officeooo:paragraph-rsid="00d838ea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bold" officeooo:rsid="00c06dce" officeooo:paragraph-rsid="00dae0c4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rsid="00c06dce" officeooo:paragraph-rsid="00e6dca0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font-weight="bold" officeooo:rsid="00c416b6" officeooo:paragraph-rsid="00c416b6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font-weight="bold" officeooo:rsid="00c416b6" officeooo:paragraph-rsid="00d838ea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bold" officeooo:rsid="00c416b6" officeooo:paragraph-rsid="00e4ca59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bold" officeooo:rsid="00c416b6" officeooo:paragraph-rsid="00d2de75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font-weight="bold" officeooo:rsid="00c416b6" officeooo:paragraph-rsid="00e7ce2f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fo:font-weight="bold" officeooo:rsid="00c416b6" officeooo:paragraph-rsid="00eb1f9c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rsid="00c54dda" officeooo:paragraph-rsid="00c54dda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weight="bold" officeooo:rsid="00d07c1b" officeooo:paragraph-rsid="00d07c1b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officeooo:rsid="00d07c1b" officeooo:paragraph-rsid="00d2de75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fo:font-weight="bold" officeooo:rsid="00d07c1b" officeooo:paragraph-rsid="00d838ea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fo:font-weight="bold" officeooo:rsid="00dd20fd" officeooo:paragraph-rsid="00dd20fd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rsid="00f17840" officeooo:paragraph-rsid="00f17840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fo:font-weight="bold" officeooo:rsid="00f17840" officeooo:paragraph-rsid="00f34eae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font-weight="bold" officeooo:rsid="00f17840" officeooo:paragraph-rsid="00f51814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fo:font-weight="bold" officeooo:rsid="00f17840" officeooo:paragraph-rsid="00f84454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weight="bold" officeooo:rsid="00f17840" officeooo:paragraph-rsid="00fb9b1a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weight="bold" officeooo:rsid="00f17840" officeooo:paragraph-rsid="00fd3f3a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fo:font-weight="bold" officeooo:rsid="00f51814" officeooo:paragraph-rsid="00f51814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Liberation Serif" fo:font-size="12pt" fo:font-weight="bold" officeooo:rsid="00f51814" officeooo:paragraph-rsid="00f6cd30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Liberation Serif" fo:font-size="12pt" fo:font-weight="bold" officeooo:rsid="00f51814" officeooo:paragraph-rsid="00f84454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Liberation Serif" fo:font-size="12pt" fo:font-weight="normal" officeooo:rsid="01021a7f" officeooo:paragraph-rsid="01021a7f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1021a7f" officeooo:paragraph-rsid="01027c85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0be6ee3" officeooo:paragraph-rsid="00be6ee3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4pt" fo:font-weight="bold" officeooo:rsid="00c06dce" officeooo:paragraph-rsid="00c416b6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Liberation Serif" fo:font-size="14pt" fo:font-weight="bold" officeooo:rsid="00c416b6" officeooo:paragraph-rsid="00c416b6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Liberation Serif" fo:font-size="14pt" fo:font-weight="bold" officeooo:rsid="01021a7f" officeooo:paragraph-rsid="01027c85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Liberation Serif" fo:font-size="14pt" fo:font-weight="bold" officeooo:rsid="013d263c" officeooo:paragraph-rsid="010296d5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Liberation Serif" fo:font-size="15pt" fo:font-weight="bold" officeooo:rsid="00be6ee3" officeooo:paragraph-rsid="00be6ee3" style:font-size-asian="15pt" style:font-weight-asian="bold" style:font-size-complex="15pt" style:font-weight-complex="bold"/>
    </style:style>
    <style:style style:name="P41" style:family="paragraph" style:parent-style-name="Standard">
      <style:text-properties style:font-name="Liberation Serif" fo:font-size="13pt" fo:font-weight="bold" officeooo:rsid="00c54dda" officeooo:paragraph-rsid="00c54dda" style:font-size-asian="13pt" style:font-weight-asian="bold" style:font-size-complex="13pt" style:font-weight-complex="bold"/>
    </style:style>
    <style:style style:name="P42" style:family="paragraph" style:parent-style-name="Standard">
      <style:text-properties style:font-name="Liberation Serif" fo:font-size="13pt" fo:font-weight="bold" officeooo:rsid="00c54dda" officeooo:paragraph-rsid="00ffcf48" style:font-size-asian="13pt" style:font-weight-asian="bold" style:font-size-complex="13pt" style:font-weight-complex="bold"/>
    </style:style>
    <style:style style:name="P43" style:family="paragraph" style:parent-style-name="Standard">
      <style:text-properties style:font-name="Liberation Serif" fo:font-size="13pt" fo:font-weight="bold" officeooo:rsid="00f17840" officeooo:paragraph-rsid="00ffcf48" style:font-size-asian="13pt" style:font-weight-asian="bold" style:font-size-complex="13pt" style:font-weight-complex="bold"/>
    </style:style>
    <style:style style:name="P44" style:family="paragraph" style:parent-style-name="Standard">
      <style:text-properties style:use-window-font-color="true" loext:opacity="0%" style:font-name="Liberation Serif" fo:font-size="12pt" fo:font-weight="normal" officeooo:rsid="013d263c" officeooo:paragraph-rsid="01027c85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use-window-font-color="true" loext:opacity="0%" style:font-name="Liberation Serif" fo:font-size="12pt" fo:font-weight="normal" officeooo:rsid="01027c85" officeooo:paragraph-rsid="01027c85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use-window-font-color="true" loext:opacity="0%" style:font-name="Liberation Serif" fo:font-size="14pt" fo:font-weight="bold" officeooo:rsid="013d263c" officeooo:paragraph-rsid="01027c85" style:font-size-asian="14pt" style:font-weight-asian="bold" style:font-size-complex="14pt" style:font-weight-complex="bold"/>
    </style:style>
    <style:style style:name="P47" style:family="paragraph" style:parent-style-name="Standard">
      <style:text-properties style:use-window-font-color="true" loext:opacity="0%" style:font-name="Liberation Serif" fo:font-size="14pt" fo:font-weight="bold" officeooo:rsid="013d263c" officeooo:paragraph-rsid="010296d5" style:font-size-asian="14pt" style:font-weight-asian="bold" style:font-size-complex="14pt" style:font-weight-complex="bold"/>
    </style:style>
    <style:style style:name="P48" style:family="paragraph" style:parent-style-name="Standard">
      <style:text-properties officeooo:paragraph-rsid="01021a7f"/>
    </style:style>
    <style:style style:name="P49" style:family="paragraph" style:parent-style-name="Standard">
      <style:text-properties style:font-name="Liberation Serif" fo:font-size="15pt" fo:font-weight="bold" officeooo:rsid="00be6ee3" officeooo:paragraph-rsid="00be6ee3" style:font-size-asian="15pt" style:font-weight-asian="bold" style:font-size-complex="15pt" style:font-weight-complex="bold"/>
    </style:style>
    <style:style style:name="P50" style:family="paragraph" style:parent-style-name="Standard">
      <style:text-properties style:font-name="Liberation Serif" fo:font-size="15pt" fo:font-weight="bold" officeooo:rsid="01046514" officeooo:paragraph-rsid="01046514" style:font-size-asian="15pt" style:font-weight-asian="bold" style:font-size-complex="15pt" style:font-weight-complex="bold"/>
    </style:style>
    <style:style style:name="P51" style:family="paragraph" style:parent-style-name="Standard">
      <style:text-properties style:font-name="Liberation Serif" fo:font-size="15pt" fo:font-weight="bold" officeooo:rsid="01046514" officeooo:paragraph-rsid="0106376b" style:font-size-asian="15pt" style:font-weight-asian="bold" style:font-size-complex="15pt" style:font-weight-complex="bold"/>
    </style:style>
    <style:style style:name="P52" style:family="paragraph" style:parent-style-name="Standard">
      <style:text-properties style:font-name="Liberation Serif" fo:font-size="14pt" fo:font-weight="bold" officeooo:rsid="00c06dce" officeooo:paragraph-rsid="01046514" style:font-size-asian="14pt" style:font-weight-asian="bold" style:font-size-complex="14pt" style:font-weight-complex="bold"/>
    </style:style>
    <style:style style:name="P53" style:family="paragraph" style:parent-style-name="Standard">
      <style:text-properties style:font-name="Liberation Serif" fo:font-size="11pt" fo:font-weight="normal" officeooo:rsid="0099cbae" officeooo:paragraph-rsid="0106376b" style:font-size-asian="11pt" style:font-weight-asian="normal" style:font-size-complex="11pt" style:font-weight-complex="normal"/>
    </style:style>
    <style:style style:name="T1" style:family="text">
      <style:text-properties officeooo:rsid="00d011b6"/>
    </style:style>
    <style:style style:name="T2" style:family="text">
      <style:text-properties officeooo:rsid="00bde35f"/>
    </style:style>
    <style:style style:name="T3" style:family="text">
      <style:text-properties officeooo:rsid="00b34926"/>
    </style:style>
    <style:style style:name="T4" style:family="text">
      <style:text-properties officeooo:rsid="00c416b6"/>
    </style:style>
    <style:style style:name="T5" style:family="text">
      <style:text-properties officeooo:rsid="00c54dda"/>
    </style:style>
    <style:style style:name="T6" style:family="text">
      <style:text-properties officeooo:rsid="00c8cbd2"/>
    </style:style>
    <style:style style:name="T7" style:family="text">
      <style:text-properties style:use-window-font-color="true" loext:opacity="0%" officeooo:rsid="0147d9bd"/>
    </style:style>
    <style:style style:name="T8" style:family="text">
      <style:text-properties style:use-window-font-color="true" loext:opacity="0%" officeooo:rsid="0149174b"/>
    </style:style>
    <style:style style:name="T9" style:family="text">
      <style:text-properties style:use-window-font-color="true" loext:opacity="0%" officeooo:rsid="013c1eaa"/>
    </style:style>
    <style:style style:name="T10" style:family="text">
      <style:text-properties style:use-window-font-color="true" loext:opacity="0%" officeooo:rsid="010296d5"/>
    </style:style>
    <style:style style:name="T11" style:family="text">
      <style:text-properties officeooo:rsid="0149174b"/>
    </style:style>
    <style:style style:name="T12" style:family="text">
      <style:text-properties officeooo:rsid="01430e19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c416b6" style:font-size-asian="14pt" style:font-size-complex="14pt"/>
    </style:style>
    <style:style style:name="T15" style:family="text">
      <style:text-properties officeooo:rsid="00e3189a"/>
    </style:style>
    <style:style style:name="T16" style:family="text">
      <style:text-properties officeooo:rsid="00eb1f9c"/>
    </style:style>
    <style:style style:name="T17" style:family="text">
      <style:text-properties officeooo:rsid="00f17840"/>
    </style:style>
    <style:style style:name="T18" style:family="text">
      <style:text-properties officeooo:rsid="00f34eae"/>
    </style:style>
    <style:style style:name="T19" style:family="text">
      <style:text-properties officeooo:rsid="00f51814"/>
    </style:style>
    <style:style style:name="T20" style:family="text">
      <style:text-properties officeooo:rsid="00f6cd30"/>
    </style:style>
    <style:style style:name="T21" style:family="text">
      <style:text-properties officeooo:rsid="00f84454"/>
    </style:style>
    <style:style style:name="T22" style:family="text">
      <style:text-properties officeooo:rsid="00fb9b1a"/>
    </style:style>
    <style:style style:name="T23" style:family="text">
      <style:text-properties fo:font-size="12pt" officeooo:rsid="00f17840" style:font-size-asian="12pt" style:font-size-complex="12pt"/>
    </style:style>
    <style:style style:name="T24" style:family="text">
      <style:text-properties officeooo:rsid="00ffcf48"/>
    </style:style>
    <style:style style:name="T25" style:family="text">
      <style:text-properties officeooo:rsid="01021a7f"/>
    </style:style>
    <style:style style:name="T26" style:family="text">
      <style:text-properties style:font-name="Liberation Serif" fo:font-size="12pt" fo:font-weight="normal" officeooo:rsid="01021a7f" style:font-size-asian="12pt" style:font-weight-asian="normal" style:font-size-complex="12pt" style:font-weight-complex="normal"/>
    </style:style>
    <style:style style:name="T27" style:family="text">
      <style:text-properties officeooo:rsid="01027c85"/>
    </style:style>
    <style:style style:name="T28" style:family="text">
      <style:text-properties officeooo:rsid="010296d5"/>
    </style:style>
    <style:style style:name="T29" style:family="text">
      <style:text-properties officeooo:rsid="0106376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0">Exercice 1: ( 4 points)</text:p>
      <text:p text:style-name="P52"><text:s/><text:span text:style-name="T4">a) </text:span><draw:frame draw:style-name="fr1" draw:name="Objet2" text:anchor-type="as-char" svg:y="-0.51cm" svg:width="2.947cm" svg:height="0.616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0"/>
      <text:p text:style-name="P50">Exercice 2 : (4 points)</text:p>
      <text:p text:style-name="P50"><text:span text:style-name="T29">a)</text:span><draw:frame draw:style-name="fr1" draw:name="Object1" text:anchor-type="as-char" svg:y="-0.51cm" svg:width="3.403cm" svg:height="0.616cm" draw:z-index="1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50"/>
      <text:p text:style-name="P50">Exercice 3 :</text:p>
      <text:p text:style-name="P51"><text:span text:style-name="T29">a)</text:span><draw:frame draw:style-name="fr1" draw:name="Object2" text:anchor-type="as-char" svg:y="-0.51cm" svg:width="2.131cm" svg:height="0.616cm" draw:z-index="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50"/>
      <text:p text:style-name="P50">Exercice 4 :</text:p>
      <text:p text:style-name="P51"><text:span text:style-name="T29">a)</text:span><draw:frame draw:style-name="fr1" draw:name="Object3" text:anchor-type="as-char" svg:y="-0.439cm" svg:width="1.087cm" svg:height="0.547cm" draw:z-index="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50"/>
      <text:p text:style-name="P50">Exercice 5 :</text:p>
      <text:p text:style-name="P51"><text:span text:style-name="T29">a)</text:span><draw:frame draw:style-name="fr1" draw:name="Object4" text:anchor-type="as-char" svg:y="-0.439cm" svg:width="1.087cm" svg:height="0.547cm" draw:z-index="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3pt" fo:font-weight="bold" officeooo:rsid="005815e7" officeooo:paragraph-rsid="005815e7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d011b6"/>
    </style:style>
    <style:style style:name="MT2" style:family="text">
      <style:text-properties officeooo:rsid="00bde35f"/>
    </style:style>
    <style:style style:name="MT3" style:family="text">
      <style:text-properties officeooo:rsid="00b34926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ORRECTION DE L’</text:span><text:span text:style-name="MT2">ÉVALUATION T1-1</text:span> <text:s text:c="2"/><text:span text:style-name="MT3">Page : </text:span><text:span text:style-name="MT3"><text:page-number text:select-page="current">1</text:page-number></text:span><text:span text:style-name="MT3"><text:s/>sur </text:span><text:span text:style-name="MT3"><text:page-count>1</text:page-count></text:span></text:p>
      </style:header>
      <style:footer>
        <text:p text:style-name="MP2">Page : <text:page-number text:select-page="current">1</text:page-number><text:s/>sur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30$Build-2</meta:generator>
    <dc:date>2022-09-17T14:45:25.367875883</dc:date>
    <meta:editing-duration>PT18H18M29S</meta:editing-duration>
    <meta:editing-cycles>187</meta:editing-cycles>
    <meta:document-statistic meta:table-count="0" meta:image-count="0" meta:object-count="5" meta:page-count="1" meta:paragraph-count="12" meta:word-count="38" meta:character-count="156" meta:non-whitespace-character-count="126"/>
  </office:meta>
</office:document-meta>
</file>

<file path=Object 2/content.xml><?xml version="1.0" encoding="utf-8"?>
<math xmlns="http://www.w3.org/1998/Math/MathML" display="block">
  <semantics>
    <mstyle mathvariant="bold">
      <mrow>
        <mrow>
          <mrow>
            <mo stretchy="false">−</mo>
            <msup>
              <mi>x</mi>
              <mn>2</mn>
            </msup>
          </mrow>
          <mo stretchy="false">+</mo>
          <mn>7</mn>
        </mrow>
        <mrow>
          <mi>x</mi>
          <mo stretchy="false">−</mo>
          <mn>10</mn>
        </mrow>
      </mrow>
    </mstyle>
    <annotation encoding="StarMath 5.0">bold { -x^2 +7x -10 }
</annotation>
  </semantics>
</math>
</file>

<file path=Object 25/content.xml><?xml version="1.0" encoding="utf-8"?>
<math xmlns="http://www.w3.org/1998/Math/MathML" display="block">
  <semantics>
    <mstyle mathvariant="bold">
      <mrow>
        <mrow>
          <mrow>
            <mo stretchy="false">−</mo>
            <msup>
              <mi>x</mi>
              <mn>2</mn>
            </msup>
          </mrow>
          <mo stretchy="false">−</mo>
          <mn>7</mn>
        </mrow>
        <mrow>
          <mrow>
            <mi>x</mi>
            <mo stretchy="false">+</mo>
            <mn>6</mn>
          </mrow>
          <mo stretchy="false">=</mo>
          <mn>0</mn>
        </mrow>
      </mrow>
    </mstyle>
    <annotation encoding="StarMath 5.0">bold { -x^2 -7x +6 = 0 }
</annotation>
  </semantics>
</math>
</file>

<file path=Object 26/content.xml><?xml version="1.0" encoding="utf-8"?>
<math xmlns="http://www.w3.org/1998/Math/MathML" display="block">
  <semantics>
    <mstyle mathvariant="bold">
      <mrow>
        <mrow>
          <mn>1</mn>
          <mo stretchy="false">−</mo>
          <mi>t</mi>
          <mo stretchy="false">−</mo>
          <mn>2</mn>
        </mrow>
        <msup>
          <mi>t</mi>
          <mn>2</mn>
        </msup>
      </mrow>
    </mstyle>
    <annotation encoding="StarMath 5.0">bold { 1 -t -2t^2 }
</annotation>
  </semantics>
</math>
</file>

<file path=Object 27/content.xml><?xml version="1.0" encoding="utf-8"?>
<math xmlns="http://www.w3.org/1998/Math/MathML" display="block">
  <semantics>
    <mstyle mathvariant="bold">
      <mtext> . . . </mtext>
    </mstyle>
    <annotation encoding="StarMath 5.0">bold { " . . . "}
</annotation>
  </semantics>
</math>
</file>

<file path=Object 28/content.xml><?xml version="1.0" encoding="utf-8"?>
<math xmlns="http://www.w3.org/1998/Math/MathML" display="block">
  <semantics>
    <mstyle mathvariant="bold">
      <mtext> . . . </mtext>
    </mstyle>
    <annotation encoding="StarMath 5.0">bold { " . . . "}
</annotation>
  </semantics>
</math>
</file>